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ec6" officeooo:paragraph-rsid="0019eec6"/>
    </style:style>
    <style:style style:name="T1" style:family="text">
      <style:text-properties officeooo:rsid="0019f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fID_KArBW8s" text:style-name="Internet_20_link" text:visited-style-name="Visited_20_Internet_20_Link">https://www.youtube.com/watch?v=fID_KArBW8s</text:a> </text:p>
      <text:p text:style-name="Standard"><text:a xlink:type="simple" xlink:href="https://www.youtube.com/watch?v=nFZMErVuvys" text:style-name="Internet_20_link" text:visited-style-name="Visited_20_Internet_20_Link">https://www.youtube.com/watch?v=nFZMErVuvys</text:a> <text:span text:style-name="T1">(бутстрап. ссс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9:02:51.931084424</meta:creation-date>
    <dc:date>2021-03-15T19:04:47.426104630</dc:date>
    <meta:editing-duration>PT54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2" meta:word-count="4" meta:character-count="103" meta:non-whitespace-character-count="100"/>
  </office:meta>
</office:document-meta>
</file>